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6.973cm" fo:margin-left="-0.127cm" table:align="left" style:writing-mode="lr-tb"/>
    </style:style>
    <style:style style:name="Tabla1.A" style:family="table-column">
      <style:table-column-properties style:column-width="3.371cm"/>
    </style:style>
    <style:style style:name="Tabla1.B" style:family="table-column">
      <style:table-column-properties style:column-width="3.736cm"/>
    </style:style>
    <style:style style:name="Tabla1.C" style:family="table-column">
      <style:table-column-properties style:column-width="2.697cm"/>
    </style:style>
    <style:style style:name="Tabla1.D" style:family="table-column">
      <style:table-column-properties style:column-width="4.761cm"/>
    </style:style>
    <style:style style:name="Tabla1.E" style:family="table-column">
      <style:table-column-properties style:column-width="1.91cm"/>
    </style:style>
    <style:style style:name="Tabla1.F" style:family="table-column">
      <style:table-column-properties style:column-width="3.752cm"/>
    </style:style>
    <style:style style:name="Tabla1.G" style:family="table-column">
      <style:table-column-properties style:column-width="4.337cm"/>
    </style:style>
    <style:style style:name="Tabla1.1" style:family="table-row">
      <style:table-row-properties style:min-row-height="0.831cm" style:keep-together="false" fo:keep-together="always"/>
    </style:style>
    <style:style style:name="Tabla1.A1" style:family="table-cell">
      <style:table-cell-properties style:vertical-align="middle" fo:padding-left="0.127cm" fo:padding-right="0.127cm" fo:padding-top="0cm" fo:padding-bottom="0cm" fo:border="0.026cm solid #00000a"/>
    </style:style>
    <style:style style:name="Tabla1.B1" style:family="table-cell">
      <style:table-cell-properties style:vertical-align="middle" fo:background-color="#bfbfbf" fo:padding-left="0.127cm" fo:padding-right="0.127cm" fo:padding-top="0cm" fo:padding-bottom="0cm" fo:border="0.026cm solid #00000a">
        <style:background-image/>
      </style:table-cell-properties>
    </style:style>
    <style:style style:name="Tabla1.F1" style:family="table-cell">
      <style:table-cell-properties style:vertical-align="middle" fo:background-color="#bfbfbf" style:border-line-width-right="0.002cm 0.035cm 0.002cm" fo:padding-left="0.127cm" fo:padding-right="0.127cm" fo:padding-top="0cm" fo:padding-bottom="0cm" fo:border-left="0.026cm solid #00000a" fo:border-right="0.039cm double #00000a" fo:border-top="0.026cm solid #00000a" fo:border-bottom="0.026cm solid #00000a">
        <style:background-image/>
      </style:table-cell-properties>
    </style:style>
    <style:style style:name="Tabla1.2" style:family="table-row">
      <style:table-row-properties style:min-row-height="0.266cm" style:keep-together="false" fo:keep-together="always"/>
    </style:style>
    <style:style style:name="Tabla1.H2" style:family="table-cell">
      <style:table-cell-properties style:vertical-align="middle" style:border-line-width-right="0.002cm 0.035cm 0.002cm" fo:padding-left="0.127cm" fo:padding-right="0.127cm" fo:padding-top="0cm" fo:padding-bottom="0cm" fo:border-left="0.026cm solid #00000a" fo:border-right="0.039cm double #00000a" fo:border-top="0.026cm solid #00000a" fo:border-bottom="0.026cm solid #00000a"/>
    </style:style>
    <style:style style:name="Tabla1.3" style:family="table-row">
      <style:table-row-properties style:min-row-height="2cm" style:keep-together="false" fo:keep-together="always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2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</style:style>
    <style:style style:name="P6" style:family="paragraph" style:parent-style-name="Standard">
      <style:text-properties style:font-name="Calibri" fo:font-size="9pt" style:font-size-asian="9pt" style:font-name-complex="Calibri1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9pt" style:font-size-asian="9pt" style:font-name-complex="Calibri1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9pt" fo:language="fr" fo:country="FR" style:font-size-asian="9pt" style:font-name-complex="Calibri1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name-complex="Calibri1" style:font-size-complex="9pt"/>
    </style:style>
    <style:style style:name="P10" style:family="paragraph" style:parent-style-name="Standard">
      <style:text-properties style:font-name="Comic Sans MS" style:language-asian="ar" style:country-asian="SA"/>
    </style:style>
    <style:style style:name="P11" style:family="paragraph" style:parent-style-name="Heading_20_3" style:master-page-name="Standard">
      <style:paragraph-properties style:page-number="auto"/>
    </style:style>
    <style:style style:name="P12" style:family="paragraph" style:parent-style-name="Heading_20_4">
      <style:text-properties fo:color="#ff0000" style:font-name="Calibri" fo:font-size="9pt" style:font-size-asian="9pt" style:font-name-complex="Calibri1" style:font-size-complex="9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8pt" fo:font-weight="bold" style:font-size-asian="8pt" style:font-weight-asian="bold" style:font-name-complex="Arial2"/>
    </style:style>
    <style:style style:name="T3" style:family="text">
      <style:text-properties style:font-name="Arial1" fo:font-size="8pt" fo:language="en" fo:country="US" fo:font-weight="bold" style:font-size-asian="8pt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size-complex="11pt"/>
    </style:style>
    <style:style style:name="T5" style:family="text">
      <style:text-properties style:font-name="Calibri" fo:font-size="9pt" style:font-size-asian="9pt" style:font-name-complex="Calibri1" style:font-size-complex="9pt"/>
    </style:style>
    <style:style style:name="T6" style:family="text">
      <style:text-properties style:font-name="Calibri" fo:font-size="9pt" fo:language="fr" fo:country="FR" style:font-size-asian="9pt" style:font-name-complex="Calibri1" style:font-size-complex="9pt"/>
    </style:style>
    <style:style style:name="T7" style:family="text">
      <style:text-properties style:font-name="Calibri" fo:font-size="9pt" fo:language="es" fo:country="EC" style:font-size-asian="9pt" style:font-name-complex="Calibri1" style:font-size-complex="9pt"/>
    </style:style>
    <style:style style:name="T8" style:family="text">
      <style:text-properties style:font-name="Calibri" fo:font-size="9pt" fo:font-weight="bold" style:font-size-asian="9pt" style:font-weight-asian="bold" style:font-name-complex="Calibri1" style:font-size-complex="9pt"/>
    </style:style>
    <style:style style:name="T9" style:family="text">
      <style:text-properties style:font-name="Comic Sans MS" style:language-asian="ar" style:country-asian="SA"/>
    </style:style>
    <style:style style:name="T10" style:family="text">
      <style:text-properties fo:color="#ff0000" style:font-name="Calibri" fo:font-size="9pt" style:font-size-asian="9pt" style:font-name-complex="Calibri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T1">Pase de Programas (BEPASE.docx) –RECM-491</text:span></text:h>
      <text:h text:style-name="Heading_20_3" text:outline-level="3"><text:span text:style-name="T1">Fecha: 08/Febrero/2022</text:span></text:h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rows-spanned="2" office:value-type="string">
            <text:p text:style-name="P4"><text:span text:style-name="T2">Código Rational</text:span></text:p>
          </table:table-cell>
          <table:table-cell table:style-name="Tabla1.B1" table:number-columns-spanned="4" office:value-type="string">
            <text:p text:style-name="P5"><text:span text:style-name="T2">ORIGEN (AMBIENTE DESARROLLO)</text:span></text:p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5"><text:span text:style-name="T2">DESTINO (AMBIENTE PRODUCCION)</text:span></text:p>
          </table:table-cell>
          <table:covered-table-cell/>
        </table:table-row>
        <table:table-row table:style-name="Tabla1.2">
          <table:covered-table-cell/>
          <table:table-cell table:style-name="Tabla1.A1" office:value-type="string">
            <text:p text:style-name="P4"><text:span text:style-name="T2">Ruta TF (DESARROLLO)</text:span></text:p>
          </table:table-cell>
          <table:table-cell table:style-name="Tabla1.A1" office:value-type="string">
            <text:p text:style-name="P4"><text:span text:style-name="T2">Nombre Físico</text:span></text:p>
          </table:table-cell>
          <table:table-cell table:style-name="Tabla1.A1" office:value-type="string">
            <text:p text:style-name="P4"><text:span text:style-name="T2">Nombre Lógico</text:span></text:p>
          </table:table-cell>
          <table:table-cell table:style-name="Tabla1.A1" office:value-type="string">
            <text:p text:style-name="P4"><text:span text:style-name="T2">Analista</text:span></text:p>
          </table:table-cell>
          <table:table-cell table:style-name="Tabla1.A1" office:value-type="string">
            <text:p text:style-name="P4"><text:span text:style-name="T2">Destino Unix</text:span></text:p>
          </table:table-cell>
          <table:table-cell table:style-name="Tabla1.A1" office:value-type="string">
            <text:p text:style-name="P5"><text:span text:style-name="T2">Compilar</text:span></text:p>
            <text:p text:style-name="P5"><text:span text:style-name="T2">Si/No</text:span></text:p>
          </table:table-cell>
          <table:table-cell table:style-name="Tabla1.H2" table:number-columns-spanned="0" office:value-type="string">
            <text:p text:style-name="P5"><text:span text:style-name="T2">A: Actualizado</text:span></text:p>
            <text:p text:style-name="P5"><text:span text:style-name="T2">N: Nuevo</text:span></text:p>
          </table:table-cell>
        </table:table-row>
        <table:table-row table:style-name="Tabla1.3">
          <table:table-cell table:style-name="Tabla1.A1" office:value-type="string">
            <text:p text:style-name="P4"><text:span text:style-name="T4">RECM-491</text:span></text:p>
          </table:table-cell>
          <table:table-cell table:style-name="Tabla1.A1" office:value-type="string">
            <text:p text:style-name="Standard"><text:span text:style-name="T5">$/Pasivos/Desarrollo/Cuentas/BASES DE DATOS/cob_pagos/spsql</text:span></text:p>
          </table:table-cell>
          <table:table-cell table:style-name="Tabla1.A1" office:value-type="string">
            <text:p text:style-name="P4"><text:span text:style-name="T6">pgpvrvcr.sp</text:span></text:p>
          </table:table-cell>
          <table:table-cell table:style-name="Tabla1.A1" office:value-type="string">
            <text:p text:style-name="P4"><text:span text:style-name="T6">pa_pg_pval_rev_core</text:span></text:p>
          </table:table-cell>
          <table:table-cell table:style-name="Tabla1.A1" office:value-type="string">
            <text:p text:style-name="P4"><text:span text:style-name="T5">kbastidz</text:span></text:p>
          </table:table-cell>
          <table:table-cell table:style-name="Tabla1.A1" office:value-type="string">
            <text:p text:style-name="Standard"><text:span text:style-name="T9">/fuentes/cobis/cuentas/servicios/spsql</text:span></text:p>
          </table:table-cell>
          <table:table-cell table:style-name="Tabla1.A1" office:value-type="string">
            <text:h text:style-name="Heading_20_4" text:outline-level="4"><text:span text:style-name="T10">S</text:span></text:h>
          </table:table-cell>
          <table:table-cell table:style-name="Tabla1.H2" table:number-columns-spanned="0" office:value-type="string">
            <text:p text:style-name="P4"><text:span text:style-name="T8">A</text:span></text:p>
          </table:table-cell>
        </table:table-row>
        <table:table-row table:style-name="Tabla1.3">
          <table:table-cell table:style-name="Tabla1.A1" office:value-type="string">
            <text:p text:style-name="P4"><text:span text:style-name="T4"/></text:p>
          </table:table-cell>
          <table:table-cell table:style-name="Tabla1.A1" office:value-type="string">
            <text:p text:style-name="Standard"><text:span text:style-name="T5"/></text:p>
          </table:table-cell>
          <table:table-cell table:style-name="Tabla1.A1" office:value-type="string">
            <text:p text:style-name="P4"><text:span text:style-name="T6"/></text:p>
          </table:table-cell>
          <table:table-cell table:style-name="Tabla1.A1" office:value-type="string">
            <text:p text:style-name="P4"><text:span text:style-name="T6"/></text:p>
          </table:table-cell>
          <table:table-cell table:style-name="Tabla1.A1" office:value-type="string">
            <text:p text:style-name="P4"><text:span text:style-name="T5"/></text:p>
          </table:table-cell>
          <table:table-cell table:style-name="Tabla1.A1" office:value-type="string">
            <text:p text:style-name="Standard"><text:span text:style-name="T9"/></text:p>
          </table:table-cell>
          <table:table-cell table:style-name="Tabla1.A1" office:value-type="string">
            <text:h text:style-name="Heading_20_4" text:outline-level="4"><text:span text:style-name="T10"/></text:h>
          </table:table-cell>
          <table:table-cell table:style-name="Tabla1.H2" table:number-columns-spanned="0" office:value-type="string">
            <text:p text:style-name="P4"><text:span text:style-name="T8"/></text:p>
          </table:table-cell>
        </table:table-row>
        <table:table-row table:style-name="Tabla1.3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h text:style-name="P12" text:outline-level="4"/>
          </table:table-cell>
          <table:table-cell table:style-name="Tabla1.H2" table:number-columns-spanned="0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fo:font-size="11pt" style:font-size-asian="11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cm" fo:margin-right="-1.961cm" fo:text-align="justify" style:justify-single-word="false" fo:text-indent="0cm" style:auto-text-indent="false" fo:keep-with-next="always"/>
      <style:text-properties style:font-name="Comic Sans MS" fo:font-size="8pt" fo:font-weight="bold" style:font-size-asian="8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style:font-name="Comic Sans MS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keep-with-next="always"/>
      <style:text-properties style:font-name="Comic Sans MS" fo:font-size="12pt" style:font-size-asian="12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keep-with-next="always"/>
      <style:text-properties style:font-name="Comic Sans MS" fo:font-weight="bold" style:font-weight-asian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2.235cm" fo:margin-right="0cm" style:writing-mode="lr-tb" style:layout-grid-color="#c0c0c0" style:layout-grid-lines="190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se de Programas</dc:title>
    <meta:initial-creator>Educativo</meta:initial-creator>
    <meta:editing-cycles>142</meta:editing-cycles>
    <meta:print-date>2000-01-03T17:24:00</meta:print-date>
    <meta:creation-date>2014-04-24T15:58:00</meta:creation-date>
    <dc:date>2022-02-08T14:10:19.61</dc:date>
    <meta:editing-duration>PT57M19S</meta:editing-duration>
    <meta:generator>OpenOffice/4.0.0$Win32 OpenOffice.org_project/400m3$Build-9702</meta:generator>
    <meta:document-statistic meta:table-count="1" meta:image-count="0" meta:object-count="0" meta:page-count="1" meta:paragraph-count="22" meta:word-count="41" meta:character-count="381"/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